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35466666666667cm"/>
    </style:style>
    <style:style style:name="co2" style:family="table-column">
      <style:table-column-properties fo:break-before="auto" style:column-width="2.18016666666667cm"/>
    </style:style>
    <style:style style:name="co3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users_gender_balanc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gender</text:p>
          </table:table-cell>
          <table:table-cell office:value-type="string" table:style-name="ce1">
            <text:p><text:s/>coun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829959" table:style-name="ce1">
            <text:p>829959</text:p>
          </table:table-cell>
          <table:table-cell table:style-name="ce1">
            <draw:frame draw:z-index="1" draw:id="id0" draw:style-name="a0" draw:name="Chart 1" svg:x="0.67917in" svg:y="0.112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70040" table:style-name="ce1">
            <text:p>170040</text:p>
          </table:table-cell>
          <table:table-cell table:number-columns-repeated="16382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dc:creator>Tamara Paris</dc:creator>
    <dc:date>2023-11-30T03:50:4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tru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true" chart:link-data-style-to-source="true" chart:data-label-number="value" chart:data-label-text="false" chart:data-label-symbol="false" chart:label-position="center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true" chart:connect-bars="false" chart:solid-type="cuboid" chart:stacked="false" chart:percentage="true" chart:link-data-style-to-source="true" chart:data-label-number="value" chart:data-label-text="false" chart:data-label-symbol="false" chart:label-position="center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stacked="false" chart:percentage="true" chart:auto-position="true"/>
      <style:graphic-properties draw:fill="none" draw:stroke="none"/>
    </style:style>
    <style:style style:family="chart" style:name="Axs1" style:data-style-name="N13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Gender distribution</text:p>
        </chart:title>
        <chart:legend chart:legend-position="end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values-cell-range-address="users_gender_balance.$B$2" chart:class="chart:bar" chart:attached-axis="primary-y" chart:style-name="G0S0">
            <chart:data-label chart:style-name="DL00"/>
            <chart:data-point/>
          </chart:series>
          <chart:series chart:values-cell-range-address="users_gender_balance.$B$3" chart:class="chart:bar" chart:attached-axis="primary-y" chart:style-name="G0S1">
            <chart:data-label chart:style-name="DL01"/>
            <chart:data-point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